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11" style:family="table-row">
      <style:table-row-properties style:min-row-height="2.302cm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size="12pt" style:font-size-asian="12pt" style:font-size-complex="12pt"/>
    </style:style>
    <style:style style:name="P2" style:family="paragraph" style:parent-style-name="Table_20_Contents">
      <style:text-properties style:font-name="Ubuntu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" fo:font-size="12pt" officeooo:rsid="0013c907" officeooo:paragraph-rsid="0013c907" style:font-size-asian="12pt" style:font-size-complex="12pt"/>
    </style:style>
    <style:style style:name="P4" style:family="paragraph" style:parent-style-name="Table_20_Contents">
      <style:text-properties style:font-name="Ubuntu" fo:font-size="12pt" officeooo:rsid="000f2103" officeooo:paragraph-rsid="000f2103" style:font-size-asian="12pt" style:font-size-complex="12pt"/>
    </style:style>
    <style:style style:name="P5" style:family="paragraph" style:parent-style-name="Table_20_Contents">
      <style:text-properties style:font-name="Ubuntu" fo:font-size="12pt" officeooo:rsid="0010bb14" officeooo:paragraph-rsid="0010bb14" style:font-size-asian="12pt" style:font-size-complex="12pt"/>
    </style:style>
    <style:style style:name="P6" style:family="paragraph" style:parent-style-name="Table_20_Contents">
      <style:text-properties style:font-name="Ubuntu" fo:font-size="12pt" officeooo:rsid="0015a707" officeooo:paragraph-rsid="0015a707" style:font-size-asian="12pt" style:font-size-complex="12pt"/>
    </style:style>
    <style:style style:name="P7" style:family="paragraph" style:parent-style-name="Table_20_Contents">
      <style:text-properties style:font-name="Ubuntu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Ubuntu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Ubuntu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Ubuntu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ffff"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officeooo:paragraph-rsid="0015a707"/>
    </style:style>
    <style:style style:name="P15" style:family="paragraph" style:parent-style-name="Standard">
      <style:text-properties style:font-name="Ubuntu" fo:font-size="12pt" officeooo:rsid="0013c907" officeooo:paragraph-rsid="0013c907" style:font-size-asian="12pt" style:font-size-complex="12pt"/>
    </style:style>
    <style:style style:name="P16" style:family="paragraph" style:parent-style-name="Standard">
      <style:text-properties officeooo:paragraph-rsid="0013c907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officeooo:rsid="0013c907" officeooo:paragraph-rsid="0018c48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officeooo:rsid="0033c144" officeooo:paragraph-rsid="0018c48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8c48a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8c48a"/>
    </style:style>
    <style:style style:name="P21" style:family="paragraph" style:parent-style-name="Table_20_Contents">
      <style:text-properties style:font-name="Ubuntu" fo:font-size="12pt" fo:font-weight="bold" officeooo:rsid="0018c48a" officeooo:paragraph-rsid="0018c48a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Ubuntu" fo:font-size="12pt" officeooo:rsid="0015a707" officeooo:paragraph-rsid="0015a707" style:font-size-asian="12pt" style:font-size-complex="12pt"/>
    </style:style>
    <style:style style:name="P23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15a707" officeooo:paragraph-rsid="0015a707" style:font-size-asian="12pt" style:font-size-complex="12pt"/>
    </style:style>
    <style:style style:name="P24" style:family="paragraph" style:parent-style-name="Table_20_Contents">
      <style:text-properties style:font-name="Ubuntu" fo:font-size="12pt" officeooo:rsid="001a1213" officeooo:paragraph-rsid="001a1213" style:font-size-asian="12pt" style:font-size-complex="12pt"/>
    </style:style>
    <style:style style:name="P25" style:family="paragraph" style:parent-style-name="Table_20_Contents">
      <style:text-properties style:font-name="Ubuntu" fo:font-size="12pt" officeooo:rsid="001a8c8d" officeooo:paragraph-rsid="001a8c8d" style:font-size-asian="12pt" style:font-size-complex="12pt"/>
    </style:style>
    <style:style style:name="P26" style:family="paragraph" style:parent-style-name="Table_20_Contents" style:list-style-name="L1">
      <style:text-properties style:font-name="Ubuntu" fo:font-size="12pt" officeooo:rsid="001c4a89" officeooo:paragraph-rsid="001c4a89" style:font-size-asian="12pt" style:font-size-complex="12pt"/>
    </style:style>
    <style:style style:name="P27" style:family="paragraph" style:parent-style-name="Table_20_Contents">
      <style:text-properties style:font-name="Ubuntu" fo:font-size="12pt" officeooo:rsid="00178726" officeooo:paragraph-rsid="001e0740" style:font-size-asian="12pt" style:font-size-complex="12pt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style:font-name="Ubuntu" fo:font-size="12pt" officeooo:rsid="0013c907" style:font-size-asian="12pt" style:font-size-complex="12pt"/>
    </style:style>
    <style:style style:name="T6" style:family="text">
      <style:text-properties style:font-name="Ubuntu" fo:font-size="12pt" officeooo:rsid="0015a707" style:font-size-asian="12pt" style:font-size-complex="12pt"/>
    </style:style>
    <style:style style:name="T7" style:family="text">
      <style:text-properties style:font-name="Ubuntu" fo:font-size="12pt" fo:font-weight="bold" officeooo:rsid="0013c907" style:font-size-asian="12pt" style:font-weight-asian="bold" style:font-size-complex="12pt" style:font-weight-complex="bold"/>
    </style:style>
    <style:style style:name="T8" style:family="text">
      <style:text-properties style:font-name="Ubuntu" fo:font-size="12pt" fo:font-weight="bold" officeooo:rsid="0015a707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4a89" style:font-weight-asian="bold" style:font-weight-complex="bold"/>
    </style:style>
    <style:style style:name="T11" style:family="text">
      <style:text-properties officeooo:rsid="0013f7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080995470464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01</text:span></text:p>
          </table:table-cell>
          <table:covered-table-cell/>
        </table:table-row>
        <table:table-row table:style-name="TableLine94081004262400">
          <table:table-cell table:style-name="Tabela1.A8" office:value-type="string">
            <text:p text:style-name="P7">Ator principal</text:p>
          </table:table-cell>
          <table:table-cell table:style-name="Tabela1.B8" office:value-type="string">
            <text:p text:style-name="P6">Estoque</text:p>
          </table:table-cell>
        </table:table-row>
        <table:table-row table:style-name="TableLine94081004263680">
          <table:table-cell table:style-name="Tabela1.A8" office:value-type="string">
            <text:p text:style-name="P7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081004264320">
          <table:table-cell table:style-name="Tabela1.A8" office:value-type="string">
            <text:p text:style-name="P12">Descrição</text:p>
          </table:table-cell>
          <table:table-cell table:style-name="Tabela1.B8" office:value-type="string">
            <text:p text:style-name="P6"/>
            <text:p text:style-name="P24">Cadastrar item de estoque.</text:p>
            <text:p text:style-name="P6"/>
          </table:table-cell>
        </table:table-row>
        <table:table-row table:style-name="TableLine94081004265120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3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25">Exibir os dados cadastrados no próprio formulário.</text:p>
          </table:table-cell>
        </table:table-row>
        <table:table-row table:style-name="Tabela1.7">
          <table:table-cell table:style-name="Tabela1.A7" office:value-type="string">
            <text:p text:style-name="P9">Entradas</text:p>
          </table:table-cell>
          <table:table-cell table:style-name="Tabela1.B7" office:value-type="string">
            <text:p text:style-name="P6"/>
            <text:p text:style-name="P14"><text:span text:style-name="T8">TEXTO</text:span><text:span text:style-name="T6"> – Nome </text:span></text:p>
            <text:p text:style-name="P14"><text:span text:style-name="T8">TEXTO</text:span><text:span text:style-name="T6"> – Descrição </text:span></text:p>
            <text:p text:style-name="P14"><text:span text:style-name="T8">OPTION</text:span><text:span text:style-name="T6"> – Unidade de medida</text:span></text:p>
            <text:p text:style-name="P14"><text:span text:style-name="T8">TEXTO</text:span><text:span text:style-name="T6"> – Estoque mínimo</text:span></text:p>
            <text:p text:style-name="P14"><text:span text:style-name="T8">TEXTO</text:span><text:span text:style-name="T6"> – Valor R$</text:span></text:p>
            <text:p text:style-name="P6"/>
          </table:table-cell>
        </table:table-row>
        <table:table-row table:style-name="TableLine94081004268288">
          <table:table-cell table:style-name="Tabela1.A8" office:value-type="string">
            <text:p text:style-name="P10">Prioridade</text:p>
          </table:table-cell>
          <table:table-cell table:style-name="Tabela1.B8" office:value-type="string">
            <text:p text:style-name="P4">Essencial</text:p>
          </table:table-cell>
        </table:table-row>
        <table:table-row table:style-name="TableLine94081004268976">
          <table:table-cell table:style-name="Tabela1.A9" table:number-columns-spanned="2" office:value-type="string">
            <text:p text:style-name="P13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11">Fluxo principal</text:p>
          </table:table-cell>
          <table:table-cell table:style-name="Tabela1.B7" office:value-type="string">
            <text:p text:style-name="P6"/>
            <text:list xml:id="list1425118591" text:style-name="L2">
              <text:list-item>
                <text:p text:style-name="P23"><text:span text:style-name="T9">Dados mínimos</text:span><text:span text:style-name="T10">:</text:span></text:p>
              </text:list-item>
              <text:list-item>
                <text:p text:style-name="P23">Nome</text:p>
              </text:list-item>
              <text:list-item>
                <text:p text:style-name="P23">Descrição</text:p>
              </text:list-item>
              <text:list-item>
                <text:p text:style-name="P23">Estoque mínimo</text:p>
              </text:list-item>
              <text:list-item>
                <text:p text:style-name="P23">Unidade de medida</text:p>
              </text:list-item>
              <text:list-item>
                <text:p text:style-name="P23">Valor R$</text:p>
              </text:list-item>
            </text:list>
            <text:p text:style-name="P6"/>
            <text:list xml:id="list3355678064" text:style-name="L1">
              <text:list-item>
                <text:p text:style-name="P26">Preencher os dados mínimos</text:p>
              </text:list-item>
              <text:list-item>
                <text:p text:style-name="P26">Clicar em salvar</text:p>
              </text:list-item>
            </text:list>
            <text:p text:style-name="P6"/>
          </table:table-cell>
        </table:table-row>
        <table:table-row table:style-name="Tabela1.11">
          <table:table-cell table:style-name="Tabela1.A7" office:value-type="string">
            <text:p text:style-name="P11">Fluxo secundário</text:p>
          </table:table-cell>
          <table:table-cell table:style-name="Tabela1.B7" office:value-type="string">
            <text:p text:style-name="P6">Validar dados mínimos do fluxo principal.</text:p>
          </table:table-cell>
        </table:table-row>
        <table:table-row table:style-name="Tabela1.11">
          <table:table-cell table:style-name="Tabela1.A7" office:value-type="string">
            <text:p text:style-name="P21">Regras</text:p>
          </table:table-cell>
          <table:table-cell table:style-name="Tabela1.B7" office:value-type="string">
            <text:p text:style-name="P27">Não permitir o cadastro de itens com o mesmo nome.</text:p>
          </table:table-cell>
        </table:table-row>
        <table:table-row table:style-name="TableLine94081004271968">
          <table:table-cell table:style-name="Tabela1.A13" office:value-type="string">
            <text:p text:style-name="P11">Versão</text:p>
          </table:table-cell>
          <table:table-cell table:style-name="Tabela1.B13" office:value-type="string">
            <text:p text:style-name="P5">1.0</text:p>
          </table:table-cell>
        </table:table-row>
      </table:table>
      <text:p text:style-name="P19"/>
      <text:p text:style-name="P19"/>
      <text:p text:style-name="P19">O que significam os campos</text:p>
      <text:p text:style-name="P17"/>
      <text:p text:style-name="P17"><text:span text:style-name="T9">Ator principal – </text:span>Pessoa que usará o sistema, exemplo(estoquista, balconista, vendedor)</text:p>
      <text:p text:style-name="P17"/>
      <text:p text:style-name="P17"><text:span text:style-name="T9">Ator secundário – </text:span>Pessoa ou outro sistema que usará o caso de uso(vendedor/banco)</text:p>
      <text:p text:style-name="P17"><text:soft-page-break/></text:p>
      <text:p text:style-name="P17"><text:span text:style-name="T9">Descrição – </text:span>Descrição da funcionalidade</text:p>
      <text:p text:style-name="P17"/>
      <text:p text:style-name="P17"><text:span text:style-name="T9">Pré-condição – </text:span>Deve acontecer antes de executar uma ação, exemplo(estar logado)</text:p>
      <text:p text:style-name="P17"/>
      <text:p text:style-name="P20"><text:span text:style-name="T7">Pós-condição – </text:span><text:span text:style-name="T5">Deve acontecer após executar uma ação, exemplo(emitir comprovante)</text:span></text:p>
      <text:p text:style-name="P17"/>
      <text:p text:style-name="P20"><text:span text:style-name="T7">Entradas – </text:span><text:span text:style-name="T5">Campos que serão usados, exemplo(nome, telefone, endereço, etc)</text:span></text:p>
      <text:p text:style-name="P17"/>
      <text:p text:style-name="P17"><text:span text:style-name="T9">Prioridade – </text:span>Essencial ou opcional.</text:p>
      <text:p text:style-name="P17"/>
      <text:p text:style-name="P17"><text:span text:style-name="T9">Fluxo principal – </text:span><text:span text:style-name="T11">Passos que devem acontecer para que tudo dê certo.</text:span></text:p>
      <text:p text:style-name="P17"/>
      <text:p text:style-name="P17"><text:span text:style-name="T9">Fluxo secundário – </text:span><text:span text:style-name="T11">Passos que devem acontecer caso algo dê errado.</text:span></text:p>
      <text:p text:style-name="P17"/>
      <text:p text:style-name="P18"><text:span text:style-name="T9">Regras –</text:span> Regras de funcionamento exemplo (Não permitir dois ID duplicados) </text:p>
      <text:p text:style-name="P17"/>
      <text:p text:style-name="P17"><text:span text:style-name="T9">Versão – </text:span><text:span text:style-name="T11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1-11-04T13:27:06.368306395</dc:date>
    <meta:editing-duration>PT42M28S</meta:editing-duration>
    <meta:editing-cycles>19</meta:editing-cycles>
    <meta:generator>LibreOffice/6.4.7.2$Linux_X86_64 LibreOffice_project/40$Build-2</meta:generator>
    <meta:document-statistic meta:table-count="1" meta:image-count="0" meta:object-count="0" meta:page-count="2" meta:paragraph-count="45" meta:word-count="194" meta:character-count="1310" meta:non-whitespace-character-count="1150"/>
  </office:meta>
</office:document-meta>
</file>